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d47" officeooo:paragraph-rsid="001c6d47"/>
    </style:style>
    <style:style style:name="P2" style:family="paragraph" style:parent-style-name="Standard">
      <style:text-properties officeooo:rsid="001d90c3" officeooo:paragraph-rsid="001d90c3"/>
    </style:style>
    <style:style style:name="P3" style:family="paragraph" style:parent-style-name="Standard">
      <style:text-properties officeooo:rsid="001de209" officeooo:paragraph-rsid="001de209"/>
    </style:style>
    <style:style style:name="P4" style:family="paragraph" style:parent-style-name="Preformatted_20_Text">
      <style:text-properties officeooo:rsid="001d90c3" officeooo:paragraph-rsid="001d9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ite uses Jekyll + <text:a xlink:type="simple" xlink:href="https://github.com/daattali/beautiful-jekyll" text:style-name="Internet_20_link" text:visited-style-name="Visited_20_Internet_20_Link">https://github.com/daattali/beautiful-jekyll</text:a> template</text:p>
      <text:p text:style-name="P1"/>
      <text:p text:style-name="P1">Setting up of the blog page was done via advice here: <text:a xlink:type="simple" xlink:href="http://stackoverflow.com/questions/21248607/jekyll-pagination-on-every-page" text:style-name="Internet_20_link" text:visited-style-name="Visited_20_Internet_20_Link">http://stackoverflow.com/questions/21248607/jekyll-pagination-on-every-page</text:a> </text:p>
      <text:p text:style-name="P1"/>
      <text:p text:style-name="P2">Use exiftool to remove meta data from images.</text:p>
      <text:p text:style-name="P2">This command will remove it from all photos in a folder:</text:p>
      <text:p text:style-name="P4">for i in *.jpg; do echo "Processing $i"; exiftool -all= "$i"; done</text:p>
      <text:p text:style-name="P2"/>
      <text:p text:style-name="P3">Use Thunar’s renaming utility for bulk renaming of images to a nicer 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8:52.247323821</meta:creation-date>
    <meta:generator>LibreOffice/5.1.4.2$Linux_X86_64 LibreOffice_project/10m0$Build-2</meta:generator>
    <dc:date>2017-02-16T20:47:07.372066680</dc:date>
    <meta:editing-duration>PT26M53S</meta:editing-duration>
    <meta:editing-cycles>3</meta:editing-cycles>
    <meta:document-statistic meta:table-count="0" meta:image-count="0" meta:object-count="0" meta:page-count="1" meta:paragraph-count="6" meta:word-count="63" meta:character-count="449" meta:non-whitespace-character-count="391"/>
  </office:meta>
</office:document-meta>
</file>